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abc1" officeooo:paragraph-rsid="0014abc1"/>
    </style:style>
    <style:style style:name="P2" style:family="paragraph" style:parent-style-name="Standard">
      <style:text-properties officeooo:rsid="0014abc1" officeooo:paragraph-rsid="001806ad"/>
    </style:style>
    <style:style style:name="P3" style:family="paragraph" style:parent-style-name="Standard">
      <style:text-properties officeooo:rsid="001806ad" officeooo:paragraph-rsid="001806ad"/>
    </style:style>
    <style:style style:name="T1" style:family="text">
      <style:text-properties officeooo:rsid="00169eb4"/>
    </style:style>
    <style:style style:name="T2" style:family="text">
      <style:text-properties officeooo:rsid="001806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umer feu vert (LED3) pour les voiture et allumer feu rouge (LED4) pour les piétons (un seul feu peut être allumé à la fois)</text:p>
      <text:p text:style-name="P1"><text:tab/>si bouton pressé</text:p>
      <text:p text:style-name="P2"><text:tab/><text:tab/><text:span text:style-name="T2">éteindre </text:span>feu vert (LED3) <text:span text:style-name="T2">voitures</text:span></text:p>
      <text:p text:style-name="P1"><text:tab/><text:tab/>allumer feu orange (LED2) voitures – 3sec</text:p>
      <text:p text:style-name="P1"><text:tab/><text:tab/><text:span text:style-name="T2">éteindre feu rouge (LED4) piétons</text:span></text:p>
      <text:p text:style-name="P1"><text:tab/><text:tab/><text:span text:style-name="T1">allumer </text:span>feu vert (LED5) piétons et <text:span text:style-name="T1">allumer </text:span>feu rouge (LED1) voitures – 30sec</text:p>
      <text:p text:style-name="P3">revenir à la position de bas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09:33:47.070404709</meta:creation-date>
    <dc:date>2018-12-13T09:52:56.513772788</dc:date>
    <meta:editing-duration>PT8M39S</meta:editing-duration>
    <meta:editing-cycles>2</meta:editing-cycles>
    <meta:generator>LibreOffice/6.1.3.2$Linux_X86_64 LibreOffice_project/10$Build-2</meta:generator>
    <meta:document-statistic meta:table-count="0" meta:image-count="0" meta:object-count="0" meta:page-count="1" meta:paragraph-count="7" meta:word-count="61" meta:character-count="363" meta:non-whitespace-character-count="298"/>
  </office:meta>
</office:document-meta>
</file>